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Unifont" svg:font-family="Unifont" style:font-family-generic="system" style:font-pitch="variable"/>
  </office:font-face-decls>
  <office:automatic-styles>
    <style:style style:name="P1" style:family="paragraph" style:parent-style-name="Header">
      <style:paragraph-properties fo:text-align="end" style:justify-single-word="false"/>
      <style:text-properties officeooo:rsid="00123eb0" officeooo:paragraph-rsid="00123eb0"/>
    </style:style>
    <style:style style:name="P2" style:family="paragraph" style:parent-style-name="Heading_20_3">
      <style:paragraph-properties fo:break-before="page"/>
    </style:style>
    <style:style style:name="P3" style:family="paragraph" style:parent-style-name="Standard">
      <style:text-properties officeooo:rsid="000f4613" officeooo:paragraph-rsid="000f4613"/>
    </style:style>
    <style:style style:name="P4" style:family="paragraph" style:parent-style-name="Standard">
      <style:text-properties officeooo:rsid="000f4613" officeooo:paragraph-rsid="00127cad"/>
    </style:style>
    <style:style style:name="P5" style:family="paragraph" style:parent-style-name="Standard">
      <style:text-properties officeooo:rsid="001229b4" officeooo:paragraph-rsid="000f4613"/>
    </style:style>
    <style:style style:name="P6" style:family="paragraph" style:parent-style-name="Standard">
      <style:text-properties officeooo:rsid="001229b4" officeooo:paragraph-rsid="001229b4"/>
    </style:style>
    <style:style style:name="P7" style:family="paragraph" style:parent-style-name="Standard">
      <style:text-properties officeooo:rsid="00123eb0" officeooo:paragraph-rsid="00123eb0"/>
    </style:style>
    <style:style style:name="P8" style:family="paragraph" style:parent-style-name="Standard">
      <style:text-properties officeooo:rsid="000f4613" officeooo:paragraph-rsid="000f4613" fo:background-color="#ffff00"/>
    </style:style>
    <style:style style:name="P9" style:family="paragraph" style:parent-style-name="Standard">
      <style:text-properties officeooo:rsid="00127cad" officeooo:paragraph-rsid="00127cad" fo:background-color="#ffff00"/>
    </style:style>
    <style:style style:name="P10" style:family="paragraph" style:parent-style-name="Standard">
      <style:text-properties officeooo:paragraph-rsid="00143ccf" fo:background-color="#ffff00"/>
    </style:style>
    <style:style style:name="P11" style:family="paragraph" style:parent-style-name="Standard">
      <style:text-properties officeooo:rsid="00127cad" officeooo:paragraph-rsid="00127cad"/>
    </style:style>
    <style:style style:name="P12" style:family="paragraph" style:parent-style-name="Standard">
      <style:text-properties officeooo:rsid="00143ccf" officeooo:paragraph-rsid="00143ccf"/>
    </style:style>
    <style:style style:name="P13" style:family="paragraph" style:parent-style-name="Standard">
      <style:text-properties officeooo:paragraph-rsid="00143ccf"/>
    </style:style>
    <style:style style:name="T1" style:family="text">
      <style:text-properties officeooo:rsid="00104ad1"/>
    </style:style>
    <style:style style:name="T2" style:family="text">
      <style:text-properties officeooo:rsid="001229b4"/>
    </style:style>
    <style:style style:name="T3" style:family="text">
      <style:text-properties officeooo:rsid="00123eb0"/>
    </style:style>
    <style:style style:name="T4" style:family="text">
      <style:text-properties fo:font-weight="bold" officeooo:rsid="00123eb0" style:font-weight-asian="bold" style:font-weight-complex="bold"/>
    </style:style>
    <style:style style:name="T5" style:family="text">
      <style:text-properties officeooo:rsid="00124523"/>
    </style:style>
    <style:style style:name="T6" style:family="text">
      <style:text-properties officeooo:rsid="00127cad"/>
    </style:style>
    <style:style style:name="T7" style:family="text">
      <style:text-properties fo:background-color="#ffff00" loext:char-shading-value="0"/>
    </style:style>
    <style:style style:name="T8" style:family="text">
      <style:text-properties officeooo:rsid="00123eb0" fo:background-color="#ffff00" loext:char-shading-value="0"/>
    </style:style>
    <style:style style:name="T9" style:family="text">
      <style:text-properties officeooo:rsid="00143c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ultiple Choice:</text:h>
      <text:p text:style-name="P5"/>
      <text:h text:style-name="Heading_20_4" text:outline-level="4">Which of the following is <text:span text:style-name="T4">NOT</text:span> a <text:span text:style-name="T3">key </text:span>design consideration for cloud applications?</text:h>
      <text:p text:style-name="P3">- <text:span text:style-name="T3">Security</text:span></text:p>
      <text:p text:style-name="P4">- <text:span text:style-name="T3">Scalability</text:span></text:p>
      <text:p text:style-name="P3"><text:span text:style-name="T7">- </text:span><text:span text:style-name="T8">Feasibility</text:span></text:p>
      <text:p text:style-name="P3">- <text:span text:style-name="T3">Availability</text:span></text:p>
      <text:p text:style-name="P3"/>
      <text:h text:style-name="Heading_20_4" text:outline-level="4">Which CCM <text:span text:style-name="T6">design</text:span> step defines the interactions between the application components?</text:h>
      <text:p text:style-name="P3">- <text:span text:style-name="T6">Component Design</text:span></text:p>
      <text:p text:style-name="P8">- <text:span text:style-name="T6">Architecture Design</text:span></text:p>
      <text:p text:style-name="P3">- <text:span text:style-name="T6">Deployment Design</text:span></text:p>
      <text:p text:style-name="P3">- <text:span text:style-name="T6">All the above</text:span></text:p>
      <text:p text:style-name="P3"/>
      <text:h text:style-name="Heading_20_4" text:outline-level="4">Which set of application architecture design principles that defines a set of constraints such as requests being stateless or data must be defined as cacheable or not?</text:h>
      <text:p text:style-name="P11">- MVC</text:p>
      <text:p text:style-name="P11">- SOA</text:p>
      <text:p text:style-name="P11">- CCM</text:p>
      <text:p text:style-name="P9">- REST</text:p>
      <text:p text:style-name="P11"/>
      <text:h text:style-name="Heading_20_4" text:outline-level="4">Which is not a guarantee within a NoSQL database?</text:h>
      <text:p text:style-name="P13">- <text:span text:style-name="T9">Eventually Consistent</text:span></text:p>
      <text:p text:style-name="P13"><text:span text:style-name="T9">- Basically Available</text:span></text:p>
      <text:p text:style-name="P10">- <text:span text:style-name="T9">Atomicity</text:span></text:p>
      <text:p text:style-name="P13">- <text:span text:style-name="T9">Soft state</text:span></text:p>
      <text:p text:style-name="P13"/>
      <text:h text:style-name="P2" text:outline-level="3">Short Answer:</text:h>
      <text:p text:style-name="P3"/>
      <text:h text:style-name="Heading_20_4" text:outline-level="4">What are the differences between OLTP and OLAP relational databases? Give an example use case of each type of db.</text:h>
      <text:p text:style-name="P7">OLTP needs to handle many simple requests at once to the database. These are mainly simple short CRUD operations. OLTP would be used in transaction based web services like an online shop where users can add and remove items to their cart which would be requests to the database. </text:p>
      <text:p text:style-name="P3"/>
      <text:p text:style-name="P7">OLAP are data warehouses used for data analysis and handle complicated transactions for requests/reading of data. They may connect to many OLTP dbs to gather data from. An example use of this would <text:span text:style-name="T5">be reading the purchases of users to create sets of commonly purchased together item.</text:span></text:p>
      <text:p text:style-name="P3"/>
      <text:h text:style-name="Heading_20_4" text:outline-level="4">Describe why you might use RDS read replicas instead of sharding?</text:h>
      <text:p text:style-name="P11">When horizontally scaling RDS, sharding means you split up where data is stored among multiple RDS instances. This means applications need to be aware which instances store what data and adds much more complexity in creating an application. Read replicas creates one write/primary instance for write request and multiple read instances. This means you can simply break up which instances are used by the type of request being made keeping the app unaware of the data. </text:p>
      <text:p text:style-name="P3"/>
      <text:p text:style-name="P3">Chapter 7:</text:p>
      <text:p text:style-name="P12">CAP</text:p>
      <text:p text:style-name="P3">Types of No-SQL databases, <text:span text:style-name="T1">describe them and use cases </text:span><text:span text:style-name="T2">(x4)</text:span></text:p>
      <text:p text:style-name="P5"/>
      <text:h text:style-name="Heading_20_4" text:outline-level="4">Describe two benefits of utilizing the Cloud Component Model approach? </text:h>
      <text:p text:style-name="P6"><text:span text:style-name="T6">Scalability: By breaking up the application into multiple components, you can determine which components aren’t preforming well enough and then increase the resources given to it or create more instances. This also allows you to only pay for scaling one component instead of all/multiple at once. </text:span></text:p>
      <text:p text:style-name="P6"/>
      <text:p text:style-name="P11">Testing/Maintenance Simplicity: The application is broken into multiple components. These can each be tested independently of one another and be updated/modified without affecting the other components.</text:p>
      <text:p text:style-name="P6"/>
      <text:h text:style-name="Heading_20_4" text:outline-level="4">Describe <text:span text:style-name="T9">a </text:span>benefit <text:span text:style-name="T9">and a drawback </text:span>of using serverless computing such as AWS Lambda?</text:h>
      <text:p text:style-name="P12">Lower operational cost: Cloud providers charge by the amount of resources you use. So using a serverless set up where the code is executed purely on demand (when some request comes in) will use less resources as compared to having a server continuously running. </text:p>
      <text:p text:style-name="P12"/>
      <text:p text:style-name="P12">Time Limits: Cloud providers limit the time a function can execute in serverless computing. So long and complex tasks will not be able to run in a serverless operation like a lambda funct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3eb0" officeooo:paragraph-rsid="00123eb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Jacob Boicken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01:26:20.245260653</meta:creation-date>
    <dc:date>2023-04-13T09:23:06.547693269</dc:date>
    <meta:editing-duration>PT7H56M42S</meta:editing-duration>
    <meta:editing-cycles>9</meta:editing-cycles>
    <meta:generator>LibreOffice/7.4.1.2$OpenBSD_X86_64 LibreOffice_project/40$Build-2</meta:generator>
    <meta:document-statistic meta:table-count="0" meta:image-count="0" meta:object-count="0" meta:page-count="2" meta:paragraph-count="37" meta:word-count="496" meta:character-count="3019" meta:non-whitespace-character-count="2554"/>
  </office:meta>
</office:document-meta>
</file>